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5.829cm" style:rel-width="90%" table:align="center" fo:background-color="#cccccc">
        <style:background-image/>
      </style:table-properties>
    </style:style>
    <style:style style:name="Table1.A" style:family="table-column">
      <style:table-column-properties style:column-width="15.829cm" style:rel-column-width="58976*"/>
    </style:style>
    <style:style style:name="Table1.A1" style:family="table-cell">
      <style:table-cell-properties style:vertical-align="middle" fo:background-color="#cccccc">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break-before="page"/>
    </style:style>
    <style:style style:name="P5" style:family="paragraph" style:parent-style-name="Standard">
      <style:paragraph-properties fo:text-align="center" style:justify-single-word="false" fo:break-before="page"/>
    </style:style>
    <style:style style:name="P6" style:family="paragraph" style:parent-style-name="Standard">
      <style:paragraph-properties fo:break-before="page"/>
      <style:text-properties fo:font-weight="bold" style:font-weight-asian="bold" style:font-weight-complex="bold"/>
    </style:style>
    <style:style style:name="P7" style:family="paragraph" style:parent-style-name="Standard">
      <style:paragraph-properties fo:margin-left="0cm" fo:margin-right="0cm" fo:text-align="start" style:justify-single-word="false" fo:text-indent="1.27cm" style:auto-text-indent="false"/>
    </style:style>
    <style:style style:name="P8" style:family="paragraph" style:parent-style-name="Standard">
      <style:paragraph-properties fo:margin-left="0cm" fo:margin-right="0cm" fo:text-align="start" style:justify-single-word="false" fo:text-indent="0cm" style:auto-text-indent="false"/>
      <style:text-properties style:font-name="Times New Roman" fo:font-size="12pt" fo:font-style="normal" fo:background-color="transparent" style:font-style-asian="normal" style:font-style-complex="normal"/>
    </style:style>
    <style:style style:name="P9" style:family="paragraph" style:parent-style-name="Standard">
      <style:paragraph-properties fo:margin-left="0cm" fo:margin-right="0cm" fo:text-indent="1.505cm" style:auto-text-indent="false"/>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text-properties fo:font-weight="normal" style:font-weight-asian="normal" style:font-weight-complex="normal"/>
    </style:style>
    <style:style style:name="P20" style:family="paragraph" style:parent-style-name="Standard" style:list-style-name="L11">
      <style:text-properties fo:font-weight="normal" style:font-weight-asian="normal" style:font-weight-complex="normal"/>
    </style:style>
    <style:style style:name="P21" style:family="paragraph" style:parent-style-name="Standard">
      <style:paragraph-properties fo:margin-left="0cm" fo:margin-right="0cm" fo:text-indent="1.505cm" style:auto-text-indent="false"/>
      <style:text-properties fo:background-color="transparent"/>
    </style:style>
    <style:style style:name="T1" style:family="text">
      <style:text-properties fo:background-color="transparent" loext:char-shading-value="0"/>
    </style:style>
    <style:style style:name="T2" style:family="text">
      <style:text-properties fo:font-style="normal" fo:background-color="transparent" style:font-style-asian="normal" style:font-style-complex="normal" loext:char-shading-value="0"/>
    </style:style>
    <style:style style:name="T3" style:family="text">
      <style:text-properties style:text-position="super 58%" fo:background-color="transparent" loext:char-shading-value="0"/>
    </style:style>
    <style:style style:name="T4" style:family="text">
      <style:text-properties style:text-position="33% 58%" fo:font-style="normal" fo:background-color="transparent" style:font-style-asian="normal" style:font-style-complex="normal" loext:char-shading-value="0"/>
    </style:style>
    <style:style style:name="T5" style:family="text">
      <style:text-properties style:text-position="33% 58%" fo:background-color="transparent" loext:char-shading-value="0"/>
    </style:style>
    <style:style style:name="T6" style:family="text">
      <style:text-properties style:text-position="33% 58%" fo:font-style="italic" fo:background-color="transparent" style:font-style-asian="italic" style:font-style-complex="italic" loext:char-shading-value="0"/>
    </style:style>
    <style:style style:name="T7" style:family="text">
      <style:text-properties fo:font-style="italic" fo:background-color="transparent" style:font-style-asian="italic" style:font-style-complex="italic" loext:char-shading-value="0"/>
    </style:style>
    <style:style style:name="T8" style:family="text">
      <style:text-properties fo:background-color="#ffff00" loext:char-shading-value="0"/>
    </style:style>
    <style:style style:name="T9" style:family="text">
      <style:text-properties fo:font-weight="normal" fo:background-color="#ffff00" style:font-weight-asian="normal" style:font-weight-complex="normal"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29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list-level-style-bullet text:level="1" text:style-name="Bullet_20_Symbols" style:num-suffix="." text:bullet-char="•">
        <style:list-level-properties text:space-before="0.29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29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29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29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29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estions: </text:p>
      <text:list xml:id="list4207375591" text:style-name="L1">
        <text:list-item>
          <text:p text:style-name="P10">Work Experience: Beginning with the most recent, list your academic, research and other relevant work experience. In the Nature of work field, indicate if you gained the experience during a program of study.</text:p>
          <text:list>
            <text:list-item>
              <text:p text:style-name="P10">USRA?</text:p>
            </text:list-item>
          </text:list>
        </text:list-item>
        <text:list-item>
          <text:p text:style-name="P10">Supervisors? Jessica and Adrian?</text:p>
        </text:list-item>
        <text:list-item>
          <text:p text:style-name="P10">2 references</text:p>
        </text:list-item>
        <text:list-item>
          <text:p text:style-name="P10">Title?</text:p>
        </text:list-item>
      </text:list>
      <text:p text:style-name="Standard"/>
      <text:p text:style-name="P2"><text:s/>Theses Completed or in Progress</text:p>
      <text:list xml:id="list730273313" text:style-name="L2">
        <text:list-item>
          <text:p text:style-name="P11">In the Thesis Information page of your application, provide the full title and summary of your most recent thesis completed or in progress.</text:p>
        </text:list-item>
      </text:list>
      <text:p text:style-name="Standard"/>
      <text:p text:style-name="P2">Outline of Proposed Research (Attachment) ONE PAGE</text:p>
      <text:p text:style-name="Standard">In the Outline of Proposed Research page of your application, provide the requested information according to the guidelines and format standards.</text:p>
      <text:p text:style-name="Standard">Provide a detailed description of your proposed research project for the period during which you are to hold the award. Be as specific as possible. Provide background information to position your proposed research within the context of the current knowledge in the field. State the objectives and hypothesis, and outline the experimental or theoretical approach to be taken (citing literature pertinent to the proposal), and the methods and procedures to be used. <text:span text:style-name="Strong_20_Emphasis"><text:span text:style-name="T9">State the significance of the proposed research to a field or fields in the natural sciences and engineering (NSE)</text:span></text:span><text:span text:style-name="T9">.</text:span></text:p>
      <text:p text:style-name="Standard"/>
      <text:p text:style-name="Standard"><text:span text:style-name="Strong_20_Emphasis">Note</text:span>: Proposals that include the use of methodologies, tools, techniques and knowledge from the NSE are not automatically considered eligible for NSERC support. The proposed research must clearly be intended to advance knowledge in the NSE.</text:p>
      <text:p text:style-name="Standard">In addition:</text:p>
      <text:list xml:id="list1892297757" text:style-name="L3">
        <text:list-item>
          <text:p text:style-name="P12">You should not repeat the information found in the “Theses completed or in progress” section, but may refer to it.</text:p>
        </text:list-item>
        <text:list-item>
          <text:p text:style-name="P12">Include all relevant information in the outline. Do not refer members to URLs or other publications for supplemental information.</text:p>
        </text:list-item>
        <text:list-item>
          <text:p text:style-name="P12">If the proposed research is a continuation of your thesis, clearly state the differences between work done for your thesis and the research activities outlined in this proposal.</text:p>
        </text:list-item>
      </text:list>
      <text:p text:style-name="P5">Outline of Proposed Research</text:p>
      <text:p text:style-name="P7"><text:span text:style-name="T1">Brain-computer interfaces (BCIs) transform human brain signals into direct communication using an external electrical device. BCIs have the potential to change the way humans interact with the world around them. The goal of the proposed project is to continue my Master's research in order to asses the potential of a music-based BCI to detect the contents of a participant's imagination using only the recorded electroencephalography (EEG) signal. Significant first steps have been made to create similar devices which give patients with severe motor deficits a simple method of communicating with the world. For</text:span><text:span text:style-name="T2"> example, researchers were able to successfully distinguish whether a vegetative patient was imagining playing tennis or imagining walking through their home</text:span><text:reference-mark-start text:name="ADDIN CSL_CITATION {&quot;mendeley&quot;: {&quot;plainTextFormattedCitation&quot;: &quot;1&quot;, &quot;previouslyFormattedCitation&quot;: &quot;&lt;sup&gt;1&lt;/sup&gt;&quot;, &quot;formattedCitation&quot;: &quot;&lt;sup&gt;1&lt;/sup&gt;&quot;}, &quot;citationItems&quot;: [{&quot;uris&quot;: [&quot;http://www.mendeley.com/documents/?uuid=41704e90-ab11-409e-a78b-fce38f9581b5&quot;], &quot;id&quot;: &quot;ITEM-1&quot;, &quot;itemData&quot;: {&quot;DOI&quot;: &quot;10.1126/science.1130197&quot;, &quot;type&quot;: &quot;article-journal&quot;, &quot;author&quot;: [{&quot;given&quot;: &quot;Adrian M&quot;, &quot;dropping-particle&quot;: &quot;&quot;, &quot;suffix&quot;: &quot;&quot;, &quot;family&quot;: &quot;Owen&quot;, &quot;parse-names&quot;: false, &quot;non-dropping-particle&quot;: &quot;&quot;}, {&quot;given&quot;: &quot;Martin R&quot;, &quot;dropping-particle&quot;: &quot;&quot;, &quot;suffix&quot;: &quot;&quot;, &quot;family&quot;: &quot;Coleman&quot;, &quot;parse-names&quot;: false, &quot;non-dropping-particle&quot;: &quot;&quot;}, {&quot;given&quot;: &quot;Melanie&quot;, &quot;dropping-particle&quot;: &quot;&quot;, &quot;suffix&quot;: &quot;&quot;, &quot;family&quot;: &quot;Boly&quot;, &quot;parse-names&quot;: false, &quot;non-dropping-particle&quot;: &quot;&quot;}, {&quot;given&quot;: &quot;Matthew H&quot;, &quot;dropping-particle&quot;: &quot;&quot;, &quot;suffix&quot;: &quot;&quot;, &quot;family&quot;: &quot;Davis&quot;, &quot;parse-names&quot;: false, &quot;non-dropping-particle&quot;: &quot;&quot;}, {&quot;given&quot;: &quot;Steven&quot;, &quot;dropping-particle&quot;: &quot;&quot;, &quot;suffix&quot;: &quot;&quot;, &quot;family&quot;: &quot;Laureys&quot;, &quot;parse-names&quot;: false, &quot;non-dropping-particle&quot;: &quot;&quot;}, {&quot;given&quot;: &quot;John D&quot;, &quot;dropping-particle&quot;: &quot;&quot;, &quot;suffix&quot;: &quot;&quot;, &quot;family&quot;: &quot;Pickard&quot;, &quot;parse-names&quot;: false, &quot;non-dropping-particle&quot;: &quot;&quot;}], &quot;issued&quot;: {&quot;date-parts&quot;: [[&quot;2006&quot;, &quot;9&quot;, &quot;8&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ISSN&quot;: &quot;1095-9203&quot;, &quot;page&quot;: &quot;1402&quot;, &quot;volume&quot;: &quot;313&quot;, &quot;container-title&quot;: &quot;Science (New York, N.Y.)&quot;, &quot;title&quot;: &quot;Detecting awareness in the vegetative state.&quot;, &quot;PMID&quot;: &quot;16959998&quot;, &quot;issue&quot;: &quot;5792&quot;, &quot;id&quot;: &quot;ITEM-1&quot;}}], &quot;properties&quot;: {&quot;noteIndex&quot;: 0}, &quot;schema&quot;: &quot;https://github.com/citation-style-language/schema/raw/master/csl-citation.json&quot;} RNDqNh7gCS48E"/><text:span text:style-name="T4">1</text:span><text:reference-mark-end text:name="ADDIN CSL_CITATION {&quot;mendeley&quot;: {&quot;plainTextFormattedCitation&quot;: &quot;1&quot;, &quot;previouslyFormattedCitation&quot;: &quot;&lt;sup&gt;1&lt;/sup&gt;&quot;, &quot;formattedCitation&quot;: &quot;&lt;sup&gt;1&lt;/sup&gt;&quot;}, &quot;citationItems&quot;: [{&quot;uris&quot;: [&quot;http://www.mendeley.com/documents/?uuid=41704e90-ab11-409e-a78b-fce38f9581b5&quot;], &quot;id&quot;: &quot;ITEM-1&quot;, &quot;itemData&quot;: {&quot;DOI&quot;: &quot;10.1126/science.1130197&quot;, &quot;type&quot;: &quot;article-journal&quot;, &quot;author&quot;: [{&quot;given&quot;: &quot;Adrian M&quot;, &quot;dropping-particle&quot;: &quot;&quot;, &quot;suffix&quot;: &quot;&quot;, &quot;family&quot;: &quot;Owen&quot;, &quot;parse-names&quot;: false, &quot;non-dropping-particle&quot;: &quot;&quot;}, {&quot;given&quot;: &quot;Martin R&quot;, &quot;dropping-particle&quot;: &quot;&quot;, &quot;suffix&quot;: &quot;&quot;, &quot;family&quot;: &quot;Coleman&quot;, &quot;parse-names&quot;: false, &quot;non-dropping-particle&quot;: &quot;&quot;}, {&quot;given&quot;: &quot;Melanie&quot;, &quot;dropping-particle&quot;: &quot;&quot;, &quot;suffix&quot;: &quot;&quot;, &quot;family&quot;: &quot;Boly&quot;, &quot;parse-names&quot;: false, &quot;non-dropping-particle&quot;: &quot;&quot;}, {&quot;given&quot;: &quot;Matthew H&quot;, &quot;dropping-particle&quot;: &quot;&quot;, &quot;suffix&quot;: &quot;&quot;, &quot;family&quot;: &quot;Davis&quot;, &quot;parse-names&quot;: false, &quot;non-dropping-particle&quot;: &quot;&quot;}, {&quot;given&quot;: &quot;Steven&quot;, &quot;dropping-particle&quot;: &quot;&quot;, &quot;suffix&quot;: &quot;&quot;, &quot;family&quot;: &quot;Laureys&quot;, &quot;parse-names&quot;: false, &quot;non-dropping-particle&quot;: &quot;&quot;}, {&quot;given&quot;: &quot;John D&quot;, &quot;dropping-particle&quot;: &quot;&quot;, &quot;suffix&quot;: &quot;&quot;, &quot;family&quot;: &quot;Pickard&quot;, &quot;parse-names&quot;: false, &quot;non-dropping-particle&quot;: &quot;&quot;}], &quot;issued&quot;: {&quot;date-parts&quot;: [[&quot;2006&quot;, &quot;9&quot;, &quot;8&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ISSN&quot;: &quot;1095-9203&quot;, &quot;page&quot;: &quot;1402&quot;, &quot;volume&quot;: &quot;313&quot;, &quot;container-title&quot;: &quot;Science (New York, N.Y.)&quot;, &quot;title&quot;: &quot;Detecting awareness in the vegetative state.&quot;, &quot;PMID&quot;: &quot;16959998&quot;, &quot;issue&quot;: &quot;5792&quot;, &quot;id&quot;: &quot;ITEM-1&quot;}}], &quot;properties&quot;: {&quot;noteIndex&quot;: 0}, &quot;schema&quot;: &quot;https://github.com/citation-style-language/schema/raw/master/csl-citation.json&quot;} RNDqNh7gCS48E"/><text:span text:style-name="T2">⁠ and the patient could use this technique to answer yes or no questions. However, t</text:span><text:span text:style-name="T1">his was done with functional magnetic resonance imaging (fMRI), an expensive and cumbersome technique. In contrast, EEG is portable and inexpensive, making it widely accessible and a good candidate for future BCIs. EEG-based interfaces have been successfully used in individuals with severe motor deficits, enabling them to move a cursor on a screen by controlling their 8-12 Hz mu rhythms</text:span><text:reference-mark-start text:name="ADDIN CSL_CITATION {&quot;mendeley&quot;: {&quot;plainTextFormattedCitation&quot;: &quot;2&quot;, &quot;previouslyFormattedCitation&quot;: &quot;&lt;sup&gt;2&lt;/sup&gt;&quot;, &quot;formattedCitation&quot;: &quot;&lt;sup&gt;2&lt;/sup&gt;&quot;}, &quot;citationItems&quot;: [{&quot;uris&quot;: [&quot;http://www.mendeley.com/documents/?uuid=0d006891-8975-441e-bcbf-8c1c6d1d3851&quot;], &quot;id&quot;: &quot;ITEM-1&quot;, &quot;itemData&quot;: {&quot;DOI&quot;: &quot;10.1016/0013-4694(91)90040-B&quot;, &quot;type&quot;: &quot;article-journal&quot;, &quot;author&quot;: [{&quot;given&quot;: &quot;Jonathan R.&quot;, &quot;dropping-particle&quot;: &quot;&quot;, &quot;suffix&quot;: &quot;&quot;, &quot;family&quot;: &quot;Wolpaw&quot;, &quot;parse-names&quot;: false, &quot;non-dropping-particle&quot;: &quot;&quot;}, {&quot;given&quot;: &quot;Dennis J.&quot;, &quot;dropping-particle&quot;: &quot;&quot;, &quot;suffix&quot;: &quot;&quot;, &quot;family&quot;: &quot;McFarland&quot;, &quot;parse-names&quot;: false, &quot;non-dropping-particle&quot;: &quot;&quot;}, {&quot;given&quot;: &quot;Gregory W.&quot;, &quot;dropping-particle&quot;: &quot;&quot;, &quot;suffix&quot;: &quot;&quot;, &quot;family&quot;: &quot;Neat&quot;, &quot;parse-names&quot;: false, &quot;non-dropping-particle&quot;: &quot;&quot;}, {&quot;given&quot;: &quot;Catherine A.&quot;, &quot;dropping-particle&quot;: &quot;&quot;, &quot;suffix&quot;: &quot;&quot;, &quot;family&quot;: &quot;Forneris&quot;, &quot;parse-names&quot;: false, &quot;non-dropping-particle&quot;: &quot;&quot;}], &quot;issued&quot;: {&quot;date-parts&quot;: [[&quot;1991&quot;, &quot;3&quot;]]}, &quot;ISSN&quot;: &quot;00134694&quot;, &quot;page&quot;: &quot;252-259&quot;, &quot;volume&quot;: &quot;78&quot;, &quot;container-title&quot;: &quot;Electroencephalography and Clinical Neurophysiology&quot;, &quot;title&quot;: &quot;An EEG-based brain-computer interface for cursor control&quot;, &quot;issue&quot;: &quot;3&quot;, &quot;id&quot;: &quot;ITEM-1&quot;}}], &quot;properties&quot;: {&quot;noteIndex&quot;: 0}, &quot;schema&quot;: &quot;https://github.com/citation-style-language/schema/raw/master/csl-citation.json&quot;} RND9WMV932jNz"/><text:span text:style-name="T5">2</text:span><text:reference-mark-end text:name="ADDIN CSL_CITATION {&quot;mendeley&quot;: {&quot;plainTextFormattedCitation&quot;: &quot;2&quot;, &quot;previouslyFormattedCitation&quot;: &quot;&lt;sup&gt;2&lt;/sup&gt;&quot;, &quot;formattedCitation&quot;: &quot;&lt;sup&gt;2&lt;/sup&gt;&quot;}, &quot;citationItems&quot;: [{&quot;uris&quot;: [&quot;http://www.mendeley.com/documents/?uuid=0d006891-8975-441e-bcbf-8c1c6d1d3851&quot;], &quot;id&quot;: &quot;ITEM-1&quot;, &quot;itemData&quot;: {&quot;DOI&quot;: &quot;10.1016/0013-4694(91)90040-B&quot;, &quot;type&quot;: &quot;article-journal&quot;, &quot;author&quot;: [{&quot;given&quot;: &quot;Jonathan R.&quot;, &quot;dropping-particle&quot;: &quot;&quot;, &quot;suffix&quot;: &quot;&quot;, &quot;family&quot;: &quot;Wolpaw&quot;, &quot;parse-names&quot;: false, &quot;non-dropping-particle&quot;: &quot;&quot;}, {&quot;given&quot;: &quot;Dennis J.&quot;, &quot;dropping-particle&quot;: &quot;&quot;, &quot;suffix&quot;: &quot;&quot;, &quot;family&quot;: &quot;McFarland&quot;, &quot;parse-names&quot;: false, &quot;non-dropping-particle&quot;: &quot;&quot;}, {&quot;given&quot;: &quot;Gregory W.&quot;, &quot;dropping-particle&quot;: &quot;&quot;, &quot;suffix&quot;: &quot;&quot;, &quot;family&quot;: &quot;Neat&quot;, &quot;parse-names&quot;: false, &quot;non-dropping-particle&quot;: &quot;&quot;}, {&quot;given&quot;: &quot;Catherine A.&quot;, &quot;dropping-particle&quot;: &quot;&quot;, &quot;suffix&quot;: &quot;&quot;, &quot;family&quot;: &quot;Forneris&quot;, &quot;parse-names&quot;: false, &quot;non-dropping-particle&quot;: &quot;&quot;}], &quot;issued&quot;: {&quot;date-parts&quot;: [[&quot;1991&quot;, &quot;3&quot;]]}, &quot;ISSN&quot;: &quot;00134694&quot;, &quot;page&quot;: &quot;252-259&quot;, &quot;volume&quot;: &quot;78&quot;, &quot;container-title&quot;: &quot;Electroencephalography and Clinical Neurophysiology&quot;, &quot;title&quot;: &quot;An EEG-based brain-computer interface for cursor control&quot;, &quot;issue&quot;: &quot;3&quot;, &quot;id&quot;: &quot;ITEM-1&quot;}}], &quot;properties&quot;: {&quot;noteIndex&quot;: 0}, &quot;schema&quot;: &quot;https://github.com/citation-style-language/schema/raw/master/csl-citation.json&quot;} RND9WMV932jNz"/><text:span text:style-name="T1">⁠. Further work was done in which three different brain states were reliably differentiated when subjects purposefully modulated their own EEG signal</text:span><text:reference-mark-start text:name="ADDIN CSL_CITATION {&quot;mendeley&quot;: {&quot;plainTextFormattedCitation&quot;: &quot;3&quot;, &quot;previouslyFormattedCitation&quot;: &quot;&lt;sup&gt;3&lt;/sup&gt;&quot;, &quot;formattedCitation&quot;: &quot;&lt;sup&gt;3&lt;/sup&gt;&quot;}, &quot;citationItems&quot;: [{&quot;uris&quot;: [&quot;http://www.mendeley.com/documents/?uuid=684bbbc5-b877-41cb-9a94-a775ff0380da&quot;], &quot;id&quot;: &quot;ITEM-1&quot;, &quot;itemData&quot;: {&quot;DOI&quot;: &quot;10.1007/BF02520010&quot;, &quot;type&quot;: &quot;article-journal&quot;, &quot;author&quot;: [{&quot;given&quot;: &quot;J&quot;, &quot;dropping-particle&quot;: &quot;&quot;, &quot;suffix&quot;: &quot;&quot;, &quot;family&quot;: &quot;Kalcher&quot;, &quot;parse-names&quot;: false, &quot;non-dropping-particle&quot;: &quot;&quot;}, {&quot;given&quot;: &quot;D&quot;, &quot;dropping-particle&quot;: &quot;&quot;, &quot;suffix&quot;: &quot;&quot;, &quot;family&quot;: &quot;Flotzinger&quot;, &quot;parse-names&quot;: false, &quot;non-dropping-particle&quot;: &quot;&quot;}, {&quot;given&quot;: &quot;Ch.&quot;, &quot;dropping-particle&quot;: &quot;&quot;, &quot;suffix&quot;: &quot;&quot;, &quot;family&quot;: &quot;Neuper&quot;, &quot;parse-names&quot;: false, &quot;non-dropping-particle&quot;: &quot;&quot;}, {&quot;given&quot;: &quot;S.&quot;, &quot;dropping-particle&quot;: &quot;&quot;, &quot;suffix&quot;: &quot;&quot;, &quot;family&quot;: &quot;G\u00f6lly&quot;, &quot;parse-names&quot;: false, &quot;non-dropping-particle&quot;: &quot;&quot;}, {&quot;given&quot;: &quot;G.&quot;, &quot;dropping-particle&quot;: &quot;&quot;, &quot;suffix&quot;: &quot;&quot;, &quot;family&quot;: &quot;Pfurtscheller&quot;, &quot;parse-names&quot;: false, &quot;non-dropping-particle&quot;: &quot;&quot;}], &quot;issued&quot;: {&quot;date-parts&quot;: [[&quot;1996&quot;, &quot;9&quot;]]}, &quot;ISSN&quot;: &quot;0140-0118&quot;, &quot;page&quot;: &quot;382-388&quot;, &quot;volume&quot;: &quot;34&quot;, &quot;container-title&quot;: &quot;Medical &amp; Biological Engineering &amp; Computing&quot;, &quot;title&quot;: &quot;Graz brain-computer interface II: towards communication between humans and computers based on online classification of three different EEG patterns&quot;, &quot;issue&quot;: &quot;5&quot;, &quot;id&quot;: &quot;ITEM-1&quot;}}], &quot;properties&quot;: {&quot;noteIndex&quot;: 0}, &quot;schema&quot;: &quot;https://github.com/citation-style-language/schema/raw/master/csl-citation.json&quot;} RNDyxVydVmjcq"/><text:span text:style-name="T5">3</text:span><text:reference-mark-end text:name="ADDIN CSL_CITATION {&quot;mendeley&quot;: {&quot;plainTextFormattedCitation&quot;: &quot;3&quot;, &quot;previouslyFormattedCitation&quot;: &quot;&lt;sup&gt;3&lt;/sup&gt;&quot;, &quot;formattedCitation&quot;: &quot;&lt;sup&gt;3&lt;/sup&gt;&quot;}, &quot;citationItems&quot;: [{&quot;uris&quot;: [&quot;http://www.mendeley.com/documents/?uuid=684bbbc5-b877-41cb-9a94-a775ff0380da&quot;], &quot;id&quot;: &quot;ITEM-1&quot;, &quot;itemData&quot;: {&quot;DOI&quot;: &quot;10.1007/BF02520010&quot;, &quot;type&quot;: &quot;article-journal&quot;, &quot;author&quot;: [{&quot;given&quot;: &quot;J&quot;, &quot;dropping-particle&quot;: &quot;&quot;, &quot;suffix&quot;: &quot;&quot;, &quot;family&quot;: &quot;Kalcher&quot;, &quot;parse-names&quot;: false, &quot;non-dropping-particle&quot;: &quot;&quot;}, {&quot;given&quot;: &quot;D&quot;, &quot;dropping-particle&quot;: &quot;&quot;, &quot;suffix&quot;: &quot;&quot;, &quot;family&quot;: &quot;Flotzinger&quot;, &quot;parse-names&quot;: false, &quot;non-dropping-particle&quot;: &quot;&quot;}, {&quot;given&quot;: &quot;Ch.&quot;, &quot;dropping-particle&quot;: &quot;&quot;, &quot;suffix&quot;: &quot;&quot;, &quot;family&quot;: &quot;Neuper&quot;, &quot;parse-names&quot;: false, &quot;non-dropping-particle&quot;: &quot;&quot;}, {&quot;given&quot;: &quot;S.&quot;, &quot;dropping-particle&quot;: &quot;&quot;, &quot;suffix&quot;: &quot;&quot;, &quot;family&quot;: &quot;G\u00f6lly&quot;, &quot;parse-names&quot;: false, &quot;non-dropping-particle&quot;: &quot;&quot;}, {&quot;given&quot;: &quot;G.&quot;, &quot;dropping-particle&quot;: &quot;&quot;, &quot;suffix&quot;: &quot;&quot;, &quot;family&quot;: &quot;Pfurtscheller&quot;, &quot;parse-names&quot;: false, &quot;non-dropping-particle&quot;: &quot;&quot;}], &quot;issued&quot;: {&quot;date-parts&quot;: [[&quot;1996&quot;, &quot;9&quot;]]}, &quot;ISSN&quot;: &quot;0140-0118&quot;, &quot;page&quot;: &quot;382-388&quot;, &quot;volume&quot;: &quot;34&quot;, &quot;container-title&quot;: &quot;Medical &amp; Biological Engineering &amp; Computing&quot;, &quot;title&quot;: &quot;Graz brain-computer interface II: towards communication between humans and computers based on online classification of three different EEG patterns&quot;, &quot;issue&quot;: &quot;5&quot;, &quot;id&quot;: &quot;ITEM-1&quot;}}], &quot;properties&quot;: {&quot;noteIndex&quot;: 0}, &quot;schema&quot;: &quot;https://github.com/citation-style-language/schema/raw/master/csl-citation.json&quot;} RNDyxVydVmjcq"/><text:span text:style-name="T3">⁠</text:span><text:span text:style-name="T1">. However, these techniques were only able to distinguish large scale changes in brain state, severely limiting the number of responses the BCI could make. </text:span></text:p>
      <text:p text:style-name="P7"><text:span text:style-name="T1">Recent advances in EEG signal processing have made it possible to distinguish more subtle differences in brain activity. These advances will enable researchers to differentiate many brain states, allowing a communication device to handle more than simple yes or no questions</text:span><text:span text:style-name="T2">. Music is especially suited to an EEG-based BCI since music unfolds over time and EEG has high temporal precision. My previous work showed that heard and imagined pieces of music can be classified at a statistically significant level. This analysis was done using machine learning techniques (CAE, CNN). PERCEPTION 12 CLASS RESULTS and 2 CLASS, IMAGINATION RESULTS (or just refer to them above). Although statistically significant these accuracy rates are not robust enough to be used for a BCI.</text:span></text:p>
      <text:p text:style-name="P7"><text:span text:style-name="T2">I would like to continue this line of research in order to create a more robust system. During my Master's research I investigated the effects of musical-time signature on classification. The next step is to determine what other salient aspects of music can be used for classification (e.g. presence of lyrics, rhythmic patterns etc.). Musical rhythmic patterns show promise as </text:span><text:span text:style-name="T7">perceived</text:span><text:reference-mark-start text:name="ADDIN CSL_CITATION {&quot;mendeley&quot;: {&quot;plainTextFormattedCitation&quot;: &quot;4&quot;, &quot;previouslyFormattedCitation&quot;: &quot;&lt;sup&gt;4&lt;/sup&gt;&quot;, &quot;formattedCitation&quot;: &quot;&lt;sup&gt;4&lt;/sup&gt;&quot;}, &quot;citationItems&quot;: [{&quot;uris&quot;: [&quot;http://www.mendeley.com/documents/?uuid=ed8f7a04-ec44-48da-832d-91b282622023&quot;], &quot;id&quot;: &quot;ITEM-1&quot;, &quot;itemData&quot;: {&quot;title&quot;: &quot;Classifying EEG recordings of rhythm perception&quot;, &quot;issued&quot;: {&quot;date-parts&quot;: [[&quot;2014&quot;]]}, &quot;abstract&quot;: &quot;Electroencephalography (EEG) recordings of rhythm percep- tionmight contain enough information to distinguish different rhythm types/genres or even identify the rhythms themselves. In this paper, we present first classification results using deep learning techniques on EEG data recorded within a rhythm perception study in Kigali, Rwanda. We tested 13 adults, mean age 21, who performed three behavioral tasks using rhythmic tone sequences derived from either East African orWestern music. For the EEG testing, 24 rhythms \u2013 half EastAfrican and halfWesternwith identical tempo and based on a 2-bar 12/8 scheme \u2013 were each repeated for 32 sec- onds. During presentation, the participants\u2019 brain waves were recorded via 14 EEG channels. We applied stacked denois- ing autoencoders and convolutional neural networks on the collected data to distinguish African andWestern rhythms on a group and individual participant level. Furthermore, we in- vestigated how far these techniques can be used to recognize the individual rhythms.&quot;, &quot;author&quot;: [{&quot;given&quot;: &quot;Sebastian&quot;, &quot;dropping-particle&quot;: &quot;&quot;, &quot;suffix&quot;: &quot;&quot;, &quot;family&quot;: &quot;Stober&quot;, &quot;parse-names&quot;: false, &quot;non-dropping-particle&quot;: &quot;&quot;}, {&quot;given&quot;: &quot;Daniel J&quot;, &quot;dropping-particle&quot;: &quot;&quot;, &quot;suffix&quot;: &quot;&quot;, &quot;family&quot;: &quot;Cameron&quot;, &quot;parse-names&quot;: false, &quot;non-dropping-particle&quot;: &quot;&quot;}, {&quot;given&quot;: &quot;Jessica A&quot;, &quot;dropping-particle&quot;: &quot;&quot;, &quot;suffix&quot;: &quot;&quot;, &quot;family&quot;: &quot;Grahn&quot;, &quot;parse-names&quot;: false, &quot;non-dropping-particle&quot;: &quot;&quot;}], &quot;container-title&quot;: &quot;15th International Society for Music Information Retrieval Conference&quot;, &quot;type&quot;: &quot;paper-conference&quot;, &quot;id&quot;: &quot;ITEM-1&quot;}}], &quot;properties&quot;: {&quot;noteIndex&quot;: 0}, &quot;schema&quot;: &quot;https://github.com/citation-style-language/schema/raw/master/csl-citation.json&quot;} RNDLxMtFCSDrW"/><text:span text:style-name="T6">4</text:span><text:reference-mark-end text:name="ADDIN CSL_CITATION {&quot;mendeley&quot;: {&quot;plainTextFormattedCitation&quot;: &quot;4&quot;, &quot;previouslyFormattedCitation&quot;: &quot;&lt;sup&gt;4&lt;/sup&gt;&quot;, &quot;formattedCitation&quot;: &quot;&lt;sup&gt;4&lt;/sup&gt;&quot;}, &quot;citationItems&quot;: [{&quot;uris&quot;: [&quot;http://www.mendeley.com/documents/?uuid=ed8f7a04-ec44-48da-832d-91b282622023&quot;], &quot;id&quot;: &quot;ITEM-1&quot;, &quot;itemData&quot;: {&quot;title&quot;: &quot;Classifying EEG recordings of rhythm perception&quot;, &quot;issued&quot;: {&quot;date-parts&quot;: [[&quot;2014&quot;]]}, &quot;abstract&quot;: &quot;Electroencephalography (EEG) recordings of rhythm percep- tionmight contain enough information to distinguish different rhythm types/genres or even identify the rhythms themselves. In this paper, we present first classification results using deep learning techniques on EEG data recorded within a rhythm perception study in Kigali, Rwanda. We tested 13 adults, mean age 21, who performed three behavioral tasks using rhythmic tone sequences derived from either East African orWestern music. For the EEG testing, 24 rhythms \u2013 half EastAfrican and halfWesternwith identical tempo and based on a 2-bar 12/8 scheme \u2013 were each repeated for 32 sec- onds. During presentation, the participants\u2019 brain waves were recorded via 14 EEG channels. We applied stacked denois- ing autoencoders and convolutional neural networks on the collected data to distinguish African andWestern rhythms on a group and individual participant level. Furthermore, we in- vestigated how far these techniques can be used to recognize the individual rhythms.&quot;, &quot;author&quot;: [{&quot;given&quot;: &quot;Sebastian&quot;, &quot;dropping-particle&quot;: &quot;&quot;, &quot;suffix&quot;: &quot;&quot;, &quot;family&quot;: &quot;Stober&quot;, &quot;parse-names&quot;: false, &quot;non-dropping-particle&quot;: &quot;&quot;}, {&quot;given&quot;: &quot;Daniel J&quot;, &quot;dropping-particle&quot;: &quot;&quot;, &quot;suffix&quot;: &quot;&quot;, &quot;family&quot;: &quot;Cameron&quot;, &quot;parse-names&quot;: false, &quot;non-dropping-particle&quot;: &quot;&quot;}, {&quot;given&quot;: &quot;Jessica A&quot;, &quot;dropping-particle&quot;: &quot;&quot;, &quot;suffix&quot;: &quot;&quot;, &quot;family&quot;: &quot;Grahn&quot;, &quot;parse-names&quot;: false, &quot;non-dropping-particle&quot;: &quot;&quot;}], &quot;container-title&quot;: &quot;15th International Society for Music Information Retrieval Conference&quot;, &quot;type&quot;: &quot;paper-conference&quot;, &quot;id&quot;: &quot;ITEM-1&quot;}}], &quot;properties&quot;: {&quot;noteIndex&quot;: 0}, &quot;schema&quot;: &quot;https://github.com/citation-style-language/schema/raw/master/csl-citation.json&quot;} RNDLxMtFCSDrW"/><text:span text:style-name="T7">⁠</text:span><text:span text:style-name="T2"> rhythms can be classified from EEG. In a separate experiment simple rhythm imagination has also been classified from EEG</text:span><text:reference-mark-start text:name="ADDIN CSL_CITATION {&quot;mendeley&quot;: {&quot;plainTextFormattedCitation&quot;: &quot;5&quot;, &quot;formattedCitation&quot;: &quot;&lt;sup&gt;5&lt;/sup&gt;&quot;}, &quot;citationItems&quot;: [{&quot;uris&quot;: [&quot;http://www.mendeley.com/documents/?uuid=d6bd5343-69ff-4cc9-8337-e994b1498176&quot;], &quot;id&quot;: &quot;ITEM-1&quot;, &quot;itemData&quot;: {&quot;DOI&quot;: &quot;10.1088/1741-2560/7/4/046006&quot;, &quot;ISBN&quot;: &quot;1741-2552 (Electronic)\\r1741-2552 (Linking)&quot;, &quot;author&quot;: [{&quot;given&quot;: &quot;Siyi&quot;, &quot;dropping-particle&quot;: &quot;&quot;, &quot;suffix&quot;: &quot;&quot;, &quot;family&quot;: &quot;Deng&quot;, &quot;parse-names&quot;: false, &quot;non-dropping-particle&quot;: &quot;&quot;}, {&quot;given&quot;: &quot;Ramesh&quot;, &quot;dropping-particle&quot;: &quot;&quot;, &quot;suffix&quot;: &quot;&quot;, &quot;family&quot;: &quot;Srinivasan&quot;, &quot;parse-names&quot;: false, &quot;non-dropping-particle&quot;: &quot;&quot;}, {&quot;given&quot;: &quot;Tom&quot;, &quot;dropping-particle&quot;: &quot;&quot;, &quot;suffix&quot;: &quot;&quot;, &quot;family&quot;: &quot;Lappas&quot;, &quot;parse-names&quot;: false, &quot;non-dropping-particle&quot;: &quot;&quot;}, {&quot;given&quot;: &quot;Michael&quot;, &quot;dropping-particle&quot;: &quot;&quot;, &quot;suffix&quot;: &quot;&quot;, &quot;family&quot;: &quot;D'Zmura&quot;, &quot;parse-names&quot;: false, &quot;non-dropping-particle&quot;: &quot;&quot;}], &quot;issued&quot;: {&quot;date-parts&quot;: [[&quot;2010&quot;]]}, &quot;abstract&quot;: &quot;We conducted an experiment to determine whether the rhythm with which imagined syllables are produced may be decoded from EEG recordings. High density EEG data were recorded for seven subjects while they produced in imagination one of two syllables in one of three different rhythms. We used a modified second-order blind identification (SOBI) algorithm to remove artefact signals and reduce data dimensionality. The algorithm uses the consistent temporal structure along multi-trial EEG data to blindly decompose the original recordings. For the four primary SOBI components, joint temporal and spectral features were extracted from the Hilbert spectra (HS) obtained by a Hilbert-Huang transformation (HHT). The HS provide more accurate time-spectral representations of non-stationary data than do conventional techniques like short-time Fourier spectrograms and wavelet scalograms. Classification of the three rhythms yields promising results for inter-trial transfer, with performance for all subjects significantly greater than chance. For comparison, we tested classification performance of three averaging-based methods, using features in the temporal, spectral and time-frequency domains, respectively, and the results are inferior to those of the SOBI-HHT-based method. The results suggest that the rhythmic structure of imagined syllable production can be detected in non-invasive brain recordings and provide a step towards the development of an EEG-based system for communicating imagined speech.&quot;, &quot;ISSN&quot;: &quot;1741-2560&quot;, &quot;page&quot;: &quot;046006&quot;, &quot;volume&quot;: &quot;7&quot;, &quot;type&quot;: &quot;article-journal&quot;, &quot;container-title&quot;: &quot;Journal of neural engineering&quot;, &quot;title&quot;: &quot;EEG classification of imagined syllable rhythm using Hilbert spectrum methods.&quot;, &quot;PMID&quot;: &quot;20551510&quot;, &quot;issue&quot;: &quot;4&quot;, &quot;id&quot;: &quot;ITEM-1&quot;}}], &quot;properties&quot;: {&quot;noteIndex&quot;: 0}, &quot;schema&quot;: &quot;https://github.com/citation-style-language/schema/raw/master/csl-citation.json&quot;} RNDjwR5roXYF5"/><text:span text:style-name="T4">5</text:span><text:reference-mark-end text:name="ADDIN CSL_CITATION {&quot;mendeley&quot;: {&quot;plainTextFormattedCitation&quot;: &quot;5&quot;, &quot;formattedCitation&quot;: &quot;&lt;sup&gt;5&lt;/sup&gt;&quot;}, &quot;citationItems&quot;: [{&quot;uris&quot;: [&quot;http://www.mendeley.com/documents/?uuid=d6bd5343-69ff-4cc9-8337-e994b1498176&quot;], &quot;id&quot;: &quot;ITEM-1&quot;, &quot;itemData&quot;: {&quot;DOI&quot;: &quot;10.1088/1741-2560/7/4/046006&quot;, &quot;ISBN&quot;: &quot;1741-2552 (Electronic)\\r1741-2552 (Linking)&quot;, &quot;author&quot;: [{&quot;given&quot;: &quot;Siyi&quot;, &quot;dropping-particle&quot;: &quot;&quot;, &quot;suffix&quot;: &quot;&quot;, &quot;family&quot;: &quot;Deng&quot;, &quot;parse-names&quot;: false, &quot;non-dropping-particle&quot;: &quot;&quot;}, {&quot;given&quot;: &quot;Ramesh&quot;, &quot;dropping-particle&quot;: &quot;&quot;, &quot;suffix&quot;: &quot;&quot;, &quot;family&quot;: &quot;Srinivasan&quot;, &quot;parse-names&quot;: false, &quot;non-dropping-particle&quot;: &quot;&quot;}, {&quot;given&quot;: &quot;Tom&quot;, &quot;dropping-particle&quot;: &quot;&quot;, &quot;suffix&quot;: &quot;&quot;, &quot;family&quot;: &quot;Lappas&quot;, &quot;parse-names&quot;: false, &quot;non-dropping-particle&quot;: &quot;&quot;}, {&quot;given&quot;: &quot;Michael&quot;, &quot;dropping-particle&quot;: &quot;&quot;, &quot;suffix&quot;: &quot;&quot;, &quot;family&quot;: &quot;D'Zmura&quot;, &quot;parse-names&quot;: false, &quot;non-dropping-particle&quot;: &quot;&quot;}], &quot;issued&quot;: {&quot;date-parts&quot;: [[&quot;2010&quot;]]}, &quot;abstract&quot;: &quot;We conducted an experiment to determine whether the rhythm with which imagined syllables are produced may be decoded from EEG recordings. High density EEG data were recorded for seven subjects while they produced in imagination one of two syllables in one of three different rhythms. We used a modified second-order blind identification (SOBI) algorithm to remove artefact signals and reduce data dimensionality. The algorithm uses the consistent temporal structure along multi-trial EEG data to blindly decompose the original recordings. For the four primary SOBI components, joint temporal and spectral features were extracted from the Hilbert spectra (HS) obtained by a Hilbert-Huang transformation (HHT). The HS provide more accurate time-spectral representations of non-stationary data than do conventional techniques like short-time Fourier spectrograms and wavelet scalograms. Classification of the three rhythms yields promising results for inter-trial transfer, with performance for all subjects significantly greater than chance. For comparison, we tested classification performance of three averaging-based methods, using features in the temporal, spectral and time-frequency domains, respectively, and the results are inferior to those of the SOBI-HHT-based method. The results suggest that the rhythmic structure of imagined syllable production can be detected in non-invasive brain recordings and provide a step towards the development of an EEG-based system for communicating imagined speech.&quot;, &quot;ISSN&quot;: &quot;1741-2560&quot;, &quot;page&quot;: &quot;046006&quot;, &quot;volume&quot;: &quot;7&quot;, &quot;type&quot;: &quot;article-journal&quot;, &quot;container-title&quot;: &quot;Journal of neural engineering&quot;, &quot;title&quot;: &quot;EEG classification of imagined syllable rhythm using Hilbert spectrum methods.&quot;, &quot;PMID&quot;: &quot;20551510&quot;, &quot;issue&quot;: &quot;4&quot;, &quot;id&quot;: &quot;ITEM-1&quot;}}], &quot;properties&quot;: {&quot;noteIndex&quot;: 0}, &quot;schema&quot;: &quot;https://github.com/citation-style-language/schema/raw/master/csl-citation.json&quot;} RNDjwR5roXYF5"/><text:span text:style-name="T2">⁠. In this experiment participants were asked to imagine a single syllable in a particular rhythmic pattern. However, imagining a meaningless pattern of sounds may be difficult for participants to do accurately and a more salient stimulus may be necessary. Speech is something that is inherently rhythmic and meaningful words and phrases are likely easier for participants to imagine than single syllables. I propose that differentiating rhythmic patterns may provide a more robust BCI than the previous work done with differentiating music. In order to induce rhythmic patterns in a participant's EEG I would like to use short, rhythmic repetitive phrases. If this proves to be a successful way to detect what a participant is imagining then the next step is to integrate other musical features (for example melody or pitch) to determine whether this increases our ability to robustly classify what a participant is imagining in order to build a music-based BCI. </text:span></text:p>
      <text:p text:style-name="P8"/>
      <text:p text:style-name="P6">Justification for Eligibility of Proposed Research</text:p>
      <text:p text:style-name="P9">The primary purpose of this research is to explore the neural processes involved in music perception and imagination in order to develop a <text:span text:style-name="T1">music-based brain-computer interface (BCI). This BCI will be able to detect the contents of a participant's imagination using only the recorded electroencephalography (EEG) signal. Such a BCI would allow patients that are unable to communicate behaviourally (minimally conscious, locked-in etc.) to communicate by modulating their brain states. I will also be exploring the relationship between neural processes responsible for the perception and imagination of music. BCIs often require a significant amount of training time in order for a patient to learn to use one properly. This can lead to patient fatigue. In order to reduce training time and fatigue I propose using the information collected during music perception to inform how the music imagination data is understood; because, passive music listening is unlikely to be as tiring as other training paradigms.</text:span></text:p>
      <text:p text:style-name="P21"/>
      <text:p text:style-name="P9">This BCI will be developed using healthy participants who will be tested in the lab on a variety of paradigms that manipulate music perception and imagination. Data will be collected using an EEG system during these experiments. Through careful manipulation of musical characteristics such as rhythm, affect and instrumentation I will determine what aspects of music are the most salient and the most identifiable from EEG data alone.</text:p>
      <text:p text:style-name="P9"/>
      <text:p text:style-name="P9">I will have the benefit of conducting this research at the University of Western Ontario under the supervision of Dr. Adrian M. Owen (NSERC Canada Excellence Research Chair) and Dr. Jessica A. Grahn (NSERC Discovery Grant holder) at the Brain and Mind Institute. The Brain and Mind Institute is one of Canada's leading centres for brain research and this offers the ideal environment for research collaboration. Having the opportunity to pursue my research at this institution will allow me to work with the guidance of leaders in the field.</text:p>
      <text:p text:style-name="P9"/>
      <text:p text:style-name="P9">My research aligns closely with NSERC's goal to advance research in a valuable new area of study. This research explores a fundamental process in humans that will ultimately lead to the development of a medical device to be used by patients with motor deficits that affect their communication abilities. The research will be conducted on healthy human participants and will allow us to learn about the neural processes involved in music perception and imagination. Given the field of my research, my proposed location of tenure, and the contributions to be made by my findings, my application is most appropriately reviewed by the Natural Sciences and Engineering Research Council of Canada. </text:p>
      <text:p text:style-name="P6">Contributions and Statements (Attachment) TWO PAGES</text:p>
      <text:p text:style-name="Standard"><text:bookmark text:name="section_1"/><text:span text:style-name="Strong_20_Emphasis">Part I – Contributions to research and development</text:span></text:p>
      <text:p text:style-name="Standard">Begin with your most recent contributions and list each entry on a new line. </text:p>
      <text:p text:style-name="Standard">Use the following headings in the order indicated:</text:p>
      <text:list xml:id="list673358600" text:style-name="L4">
        <text:list-item>
          <text:p text:style-name="P13">Articles published or accepted in refereed journals</text:p>
        </text:list-item>
        <text:list-item>
          <text:p text:style-name="P13">Articles submitted to refereed journals (provide submission number);</text:p>
        </text:list-item>
        <text:list-item>
          <text:p text:style-name="P13">Other refereed contributions (e.g., communications, papers in refereed conference proceedings, posters). Do not repeatedly list the same proceeding from multiple conferences, proceedings for future conferences, or your thesis here;</text:p>
        </text:list-item>
        <text:list-item>
          <text:p text:style-name="P13">Non-refereed contributions (e.g., specialized publications, technical reports, conference presentations, posters);</text:p>
        </text:list-item>
        <text:list-item>
          <text:p text:style-name="P13">Technology transfer;</text:p>
        </text:list-item>
        <text:list-item>
          <text:p text:style-name="P13">Contributions resulting from your participation in industrially relevant R&amp;D activities;</text:p>
        </text:list-item>
        <text:list-item>
          <text:p text:style-name="P13">Patents and copyrights awarded (e.g., software, but excluding publications);</text:p>
        </text:list-item>
        <text:list-item>
          <text:p text:style-name="P13">Patents and copyrights submitted.</text:p>
        </text:list-item>
      </text:list>
      <text:list xml:id="list956939281" text:style-name="L5">
        <text:list-header>
          <text:p text:style-name="P14"><text:line-break/><text:line-break/><text:span text:style-name="Strong_20_Emphasis">Example</text:span></text:p>
        </text:list-header>
      </text:list>
      <table:table table:name="Table1" table:style-name="Table1">
        <table:table-column table:style-name="Table1.A"/>
        <table:table-row>
          <table:table-cell table:style-name="Table1.A1" office:value-type="string">
            <text:p text:style-name="Standard"><text:span text:style-name="Strong_20_Emphasis">I. Contributions to research and development<text:line-break/>a. Articles published or accepted in refereed journals</text:span></text:p>
            <text:p text:style-name="Standard">Li, H., <text:span text:style-name="Strong_20_Emphasis">Applicant, X.X</text:span>., and Kay, M. (1994) Protein-structure interactions in cell membranes. Journal of Biological Chemistry. 269: 1120-1124 (PhD work).</text:p>
          </table:table-cell>
        </table:table-row>
      </table:table>
      <text:p text:style-name="Standard"/>
      <text:p text:style-name="Standard"><text:span text:style-name="Strong_20_Emphasis">Notes</text:span></text:p>
      <text:list xml:id="list1831232155" text:style-name="L6">
        <text:list-item>
          <text:p text:style-name="P15"><text:span text:style-name="Strong_20_Emphasis">Publications submitted, accepted or in press:</text:span> Indicate the date of submission/acceptance and the number of pages submitted.</text:p>
        </text:list-item>
        <text:list-item>
          <text:p text:style-name="P15"><text:span text:style-name="Strong_20_Emphasis">Posters:</text:span> Indicate the presenting author with an asterisk (*). Example: Applicant, X.X.*.</text:p>
        </text:list-item>
        <text:list-item>
          <text:p text:style-name="P15"><text:span text:style-name="Strong_20_Emphasis">Conferences:</text:span> Indicate whether institutional, regional, provincial, national or international. Make a distinction between oral and poster presentations.</text:p>
        </text:list-item>
        <text:list-item>
          <text:p text:style-name="P15"><text:span text:style-name="Strong_20_Emphasis">In all cases</text:span>, indicate whether the publication resulted from work done in the process of completing your undergraduate, master’s or doctoral degree, or from other relevant work experience.</text:p>
          <text:p text:style-name="P15"><text:span text:style-name="Strong_20_Emphasis"/></text:p>
        </text:list-item>
      </text:list>
      <text:p text:style-name="Standard"><text:span text:style-name="Strong_20_Emphasis">Part II – Most significant contributions to research and development</text:span></text:p>
      <text:p text:style-name="Standard">From the contributions listed in Part I, choose <text:span text:style-name="T8">up to three</text:span> that you judge to be your most significant contributions to research and development. Comment on the importance of these contributions to the research area.</text:p>
      <text:p text:style-name="Standard">For each contribution:</text:p>
      <text:list xml:id="list840969052" text:style-name="L7">
        <text:list-item>
          <text:p text:style-name="P16">describe your role in the research. Clarify your contribution to collaborative research and to the actual writing of joint publications;</text:p>
        </text:list-item>
        <text:list-item>
          <text:p text:style-name="P16">discuss the reasons for publishing in certain journals (e.g., target audiences, review procedures);</text:p>
        </text:list-item>
        <text:list-item>
          <text:p text:style-name="P16">indicate any collaboration with other researchers;</text:p>
        </text:list-item>
      </text:list>
      <text:p text:style-name="Standard"><text:span text:style-name="Strong_20_Emphasis"/></text:p>
      <text:p text:style-name="Standard"><text:span text:style-name="Strong_20_Emphasis">Part III – Applicant's statement</text:span></text:p>
      <text:p text:style-name="Standard">In this section, group your comments under the following headings:</text:p>
      <text:list xml:id="list487261181" text:style-name="L8">
        <text:list-item>
          <text:p text:style-name="P17"><text:span text:style-name="Strong_20_Emphasis">Research experience</text:span><text:line-break/>Describe the scientific or engineering abilities that you have gained through your past research <text:soft-page-break/>experience, including special projects, honours thesis and co-op reports. If you have relevant work experience, discuss the relevance of that experience to your proposed field of study/research and any benefits you gained from it. <text:span text:style-name="Strong_20_Emphasis">Do not repeat any information you provided in Part II.</text:span></text:p>
        </text:list-item>
        <text:list-item>
          <text:p text:style-name="P17"><text:span text:style-name="Strong_20_Emphasis">Relevant activities</text:span><text:line-break/>Describe your professional and extracurricular activities that most demonstrate your communication, interpersonal, and leadership skills.</text:p>
        </text:list-item>
      </text:list>
      <text:p text:style-name="Standard">Examples of these include:</text:p>
      <text:list xml:id="list2101291827" text:style-name="L9">
        <text:list-item>
          <text:p text:style-name="P18">oral presentations</text:p>
        </text:list-item>
        <text:list-item>
          <text:p text:style-name="P18">mentoring</text:p>
        </text:list-item>
        <text:list-item>
          <text:p text:style-name="P18">teaching</text:p>
        </text:list-item>
        <text:list-item>
          <text:p text:style-name="P18">project management</text:p>
        </text:list-item>
        <text:list-item>
          <text:p text:style-name="P18">chairing committees</text:p>
        </text:list-item>
        <text:list-item>
          <text:p text:style-name="P18">organizing conferences or meetings</text:p>
        </text:list-item>
        <text:list-item>
          <text:p text:style-name="P18">supervisory experience</text:p>
        </text:list-item>
        <text:list-item>
          <text:p text:style-name="P18">elected positions held and volunteer work</text:p>
        </text:list-item>
      </text:list>
      <text:p text:style-name="Standard"/>
      <text:p text:style-name="P4">Thesis summary – use plain language</text:p>
      <text:p text:style-name="Standard"/>
      <text:p text:style-name="P3">My current thesis work explores the possibility of building a music-based brain computer interface (BCI) using electroencephalography (EEG). Such a BCI could be used by patients that have severe motor deficits that are not able to communicate behaviourally. In this experiment I had participants listen to and then imagine short clips from familiar pieces of music (nursery rhymes, Christmas carols etc.) while their EEG data was collected. I want to be able to tell from the EEG data what piece of music the participant was listening to or imagining. I am analyzing the data using traditional ERP techniques, mathematical techniques like autocorrelations and machine learning algorithms. The autocorrelations and the machine learning techniques show promise in being able to classify the EEG time periods based on which piece of music was listened to or imagined.</text:p>
      <text:p text:style-name="P3"/>
      <text:p text:style-name="P3"/>
      <text:p text:style-name="P3"/>
      <text:p text:style-name="P3"/>
      <text:p text:style-name="P3"/>
      <text:p text:style-name="P3"/>
      <text:p text:style-name="P3">Research Subject Code (?)</text:p>
      <text:p text:style-name="P3">Sensory Systems and perception</text:p>
      <text:p text:style-name="P3">Cognitive Science </text:p>
      <text:list xml:id="list2100930245" text:style-name="L10">
        <text:list-item>
          <text:p text:style-name="P19">fundamental </text:p>
        </text:list-item>
        <text:list-item>
          <text:p text:style-name="P19">other</text:p>
        </text:list-item>
      </text:list>
      <text:p text:style-name="P3">Behavioural Neuroscience</text:p>
      <text:p text:style-name="P3"/>
      <text:p text:style-name="P3">Key Words (up to 10)</text:p>
      <text:list xml:id="list318788865" text:style-name="L11">
        <text:list-item>
          <text:p text:style-name="P20">EEG</text:p>
        </text:list-item>
        <text:list-item>
          <text:p text:style-name="P20">BCI</text:p>
        </text:list-item>
        <text:list-item>
          <text:p text:style-name="P20">perception </text:p>
        </text:list-item>
        <text:list-item>
          <text:p text:style-name="P20">imagination </text:p>
        </text:list-item>
        <text:list-item>
          <text:p text:style-name="P20">music</text:p>
        </text:list-item>
        <text:list-item>
          <text:p text:style-name="P20">machine learn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tab/><text:tab/>Avital Sternin PIN: 396802 <text:s text:c="6"/><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16:29</meta:creation-date>
    <dc:date>2015-09-26T10:59:01</dc:date>
    <meta:editing-duration>P9DT10H53M49S</meta:editing-duration>
    <meta:editing-cycles>46</meta:editing-cycles>
    <meta:generator>LibreOffice/3.5$MacOSX_x86 LibreOffice_project/e0fbe70-dcba98b-297ab39-994e618-0f858f0</meta:generator>
    <meta:document-statistic meta:table-count="1" meta:image-count="0" meta:object-count="0" meta:page-count="6" meta:paragraph-count="80" meta:word-count="1956" meta:character-count="12778" meta:non-whitespace-character-count="10927"/>
    <meta:user-defined meta:name="Mendeley Citation Style_1">http://www.zotero.org/styles/american-medical-association</meta:user-defined>
    <meta:user-defined meta:name="Mendeley Document_1">True</meta:user-defined>
    <meta:user-defined meta:name="Mendeley User Name_1">avitalsternin@gmail.com@www.mendeley.com</meta:user-defined>
  </office:meta>
</office:document-meta>
</file>